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leObj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application/octet-stream" manifest:full-path="OleObj1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Arial" svg:font-family="Arial"/>
    <style:font-face style:name="Calibri1" svg:font-family="Calibri"/>
    <style:font-face style:name="Symbol" svg:font-family="Symbol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7cm" fo:margin-left="0cm" table:align="left" style:may-break-between-rows="true" style:writing-mode="lr-tb"/>
    </style:style>
    <style:style style:name="Tabelle1.A" style:family="table-column">
      <style:table-column-properties style:column-width="5.666cm"/>
    </style:style>
    <style:style style:name="Tabelle1.A1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Tabelle1.C2" style:family="table-cell" style:data-style-name="N0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Tabelle2" style:family="table">
      <style:table-properties style:width="16.997cm" fo:margin-left="0cm" table:align="left" style:may-break-between-rows="true" style:writing-mode="lr-tb"/>
    </style:style>
    <style:style style:name="Tabelle2.A" style:family="table-column">
      <style:table-column-properties style:column-width="5.666cm"/>
    </style:style>
    <style:style style:name="Tabelle2.A1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Tabelle3" style:family="table">
      <style:table-properties style:width="16.999cm" fo:margin-left="0cm" table:align="left" style:may-break-between-rows="true" style:writing-mode="lr-tb"/>
    </style:style>
    <style:style style:name="Tabelle3.A" style:family="table-column">
      <style:table-column-properties style:column-width="1.931cm"/>
    </style:style>
    <style:style style:name="Tabelle3.B" style:family="table-column">
      <style:table-column-properties style:column-width="6.567cm"/>
    </style:style>
    <style:style style:name="Tabelle3.C" style:family="table-column">
      <style:table-column-properties style:column-width="4.249cm"/>
    </style:style>
    <style:style style:name="Tabelle3.D" style:family="table-column">
      <style:table-column-properties style:column-width="4.251cm"/>
    </style:style>
    <style:style style:name="Tabelle3.A1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Tabelle3.14" style:family="table-row">
      <style:table-row-properties style:min-row-height="0.672cm"/>
    </style:style>
    <style:style style:name="Tabelle3.24" style:family="table-row">
      <style:table-row-properties style:min-row-height="0.335cm"/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margin-top="0cm" fo:margin-bottom="0.212cm" fo:line-height="100%" fo:text-align="start" style:justify-single-word="false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20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2pt" fo:font-weight="bold" fo:background-color="transparent" style:font-name-asian="Times New Roman" style:font-name-complex="Times New Roman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start" style:justify-single-word="false"/>
      <style:text-properties fo:color="#cccccc" style:font-name="Times New Roman" fo:font-size="12pt" fo:font-weight="normal" fo:background-color="transparent" style:font-name-asian="Times New Roman" style:font-name-complex="Times New Roman"/>
    </style:style>
    <style:style style:name="P9" style:family="paragraph" style:parent-style-name="Standard">
      <style:paragraph-properties fo:margin-top="0.423cm" fo:margin-bottom="0.212cm" fo:line-height="100%" fo:text-align="start" style:justify-single-word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10" style:family="paragraph" style:parent-style-name="Standard" style:list-style-name="L1">
      <style:paragraph-properties fo:margin-left="-0.635cm" fo:margin-right="0cm" fo:margin-top="0cm" fo:margin-bottom="0.212cm" fo:line-height="100%" fo:text-align="start" style:justify-single-word="false" fo:text-indent="0.635cm" style:auto-text-indent="false"/>
    </style:style>
    <style:style style:name="P11" style:family="paragraph" style:parent-style-name="Standard" style:list-style-name="L5">
      <style:paragraph-properties fo:margin-left="-0.635cm" fo:margin-right="0cm" fo:margin-top="0cm" fo:margin-bottom="0.212cm" fo:line-height="100%" fo:text-align="start" style:justify-single-word="false" fo:text-indent="0.635cm" style:auto-text-indent="false"/>
    </style:style>
    <style:style style:name="P12" style:family="paragraph" style:parent-style-name="Standard" style:list-style-name="L1">
      <style:paragraph-properties fo:margin-left="-0.635cm" fo:margin-right="0cm" fo:margin-top="0cm" fo:margin-bottom="0.212cm" fo:line-height="100%" fo:text-align="start" style:justify-single-word="false" fo:text-indent="0.635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3" style:family="paragraph" style:parent-style-name="Standard" style:list-style-name="L2">
      <style:paragraph-properties fo:margin-left="-0.635cm" fo:margin-right="0cm" fo:margin-top="0cm" fo:margin-bottom="0.212cm" fo:line-height="100%" fo:text-align="start" style:justify-single-word="false" fo:text-indent="0.635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4" style:family="paragraph" style:parent-style-name="Standard" style:list-style-name="L3">
      <style:paragraph-properties fo:margin-left="-0.635cm" fo:margin-right="0cm" fo:margin-top="0cm" fo:margin-bottom="0.212cm" fo:line-height="100%" fo:text-align="start" style:justify-single-word="false" fo:text-indent="0.635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5" style:family="paragraph" style:parent-style-name="Standard" style:list-style-name="L4">
      <style:paragraph-properties fo:margin-left="-0.635cm" fo:margin-right="0cm" fo:margin-top="0cm" fo:margin-bottom="0.212cm" fo:line-height="100%" fo:text-align="start" style:justify-single-word="false" fo:text-indent="0.635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6" style:family="paragraph" style:parent-style-name="Standard" style:list-style-name="L5">
      <style:paragraph-properties fo:margin-left="-0.635cm" fo:margin-right="0cm" fo:margin-top="0cm" fo:margin-bottom="0.212cm" fo:line-height="100%" fo:text-align="start" style:justify-single-word="false" fo:text-indent="0.635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7" style:family="paragraph" style:parent-style-name="Standard" style:list-style-name="L6">
      <style:paragraph-properties fo:margin-left="-0.635cm" fo:margin-right="0cm" fo:margin-top="0cm" fo:margin-bottom="0.212cm" fo:line-height="100%" fo:text-align="start" style:justify-single-word="false" fo:text-indent="0.635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8" style:family="paragraph" style:parent-style-name="Standard" style:list-style-name="L7">
      <style:paragraph-properties fo:margin-left="-0.635cm" fo:margin-right="0cm" fo:margin-top="0cm" fo:margin-bottom="0.212cm" fo:line-height="100%" fo:text-align="start" style:justify-single-word="false" fo:text-indent="0.635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9" style:family="paragraph" style:parent-style-name="Standard" style:list-style-name="L8">
      <style:paragraph-properties fo:margin-left="-0.635cm" fo:margin-right="0cm" fo:margin-top="0cm" fo:margin-bottom="0.212cm" fo:line-height="100%" fo:text-align="start" style:justify-single-word="false" fo:text-indent="0.635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20" style:family="paragraph" style:parent-style-name="Standard" style:list-style-name="L9">
      <style:paragraph-properties fo:margin-left="-0.635cm" fo:margin-right="0cm" fo:margin-top="0cm" fo:margin-bottom="0.212cm" fo:line-height="100%" fo:text-align="start" style:justify-single-word="false" fo:text-indent="0.635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21" style:family="paragraph" style:parent-style-name="Standard" style:list-style-name="L13">
      <style:paragraph-properties fo:margin-left="-0.635cm" fo:margin-right="0cm" fo:margin-top="0cm" fo:margin-bottom="0.212cm" fo:line-height="100%" fo:text-align="start" style:justify-single-word="false" fo:text-indent="0.635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22" style:family="paragraph" style:parent-style-name="Standard" style:list-style-name="L14">
      <style:paragraph-properties fo:margin-left="-0.635cm" fo:margin-right="0cm" fo:margin-top="0cm" fo:margin-bottom="0.212cm" fo:line-height="100%" fo:text-align="start" style:justify-single-word="false" fo:text-indent="0.635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23" style:family="paragraph" style:parent-style-name="Standard" style:list-style-name="L11">
      <style:paragraph-properties fo:margin-left="-0.635cm" fo:margin-right="0cm" fo:line-height="100%" fo:text-align="start" style:justify-single-word="false" fo:text-indent="0.635cm" style:auto-text-indent="false"/>
    </style:style>
    <style:style style:name="P24" style:family="paragraph" style:parent-style-name="Standard" style:list-style-name="L10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25" style:family="paragraph" style:parent-style-name="Standard" style:list-style-name="L1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26" style:family="paragraph" style:parent-style-name="Standard" style:list-style-name="L12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27" style:family="paragraph" style:parent-style-name="Standard">
      <style:paragraph-properties fo:margin-top="0cm" fo:margin-bottom="0.212cm"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28" style:family="paragraph" style:parent-style-name="Standard">
      <style:paragraph-properties fo:margin-top="0cm" fo:margin-bottom="0.212cm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T2" style:family="text">
      <style:text-properties style:use-window-font-color="true" style:font-name="Times New Roman" fo:font-size="12pt" fo:font-weight="bold" fo:background-color="transparent" style:font-name-asian="Times New Roman" style:font-name-complex="Times New Roman"/>
    </style:style>
    <style:style style:name="T3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4" style:family="text">
      <style:text-properties fo:color="#0000ff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T5" style:family="text">
      <style:text-properties fo:color="#cccccc" style:font-name="Times New Roman" fo:font-size="12pt" fo:font-weight="normal" fo:background-color="transparent" style:font-name-asian="Times New Roman" style:font-name-complex="Times New Roman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/>Deterministic Framework for Unity</text:p>
      <text:p text:style-name="P3">Arbeitspaket 1</text:p>
      <text:p text:style-name="P6"/>
      <text:p text:style-name="P9">1.1 Was ist eigentlich Lockstep?</text:p>
      <text:list xml:id="list9012975484882461586" text:style-name="L1">
        <text:list-item>
          <text:p text:style-name="P12">Vorteile:</text:p>
        </text:list-item>
        <text:list-item>
          <text:p text:style-name="P12">gute skalierbarkeit bei vielen zu übertragenden objekten</text:p>
        </text:list-item>
        <text:list-item>
          <text:p text:style-name="P12">Nachteile:</text:p>
        </text:list-item>
        <text:list-item>
          <text:p text:style-name="P12">Simulation muss deterministisch sein -&gt; aufwändig bei physikalischen Berechnungen</text:p>
        </text:list-item>
        <text:list-item>
          <text:p text:style-name="P12">kompliziert bei steigender Nutzerzahl</text:p>
        </text:list-item>
        <text:list-item>
          <text:p text:style-name="P12">klare Abgrenzung, ähnlich wie in MVC</text:p>
        </text:list-item>
        <text:list-item>
          <text:p text:style-name="P12">reine Übertragung von Inputs</text:p>
        </text:list-item>
        <text:list-item>
          <text:p text:style-name="P10"><text:a xlink:type="simple" xlink:href="http://clintonbrennan.com/2013/12/lockstep-implementation-in-unity3d/" text:style-name="Internet_20_link" text:visited-style-name="Visited_20_Internet_20_Link"><text:span text:style-name="T4">http://clintonbrennan.com/2013/12/lockstep-implementation-in-unity3d/</text:span></text:a></text:p>
        </text:list-item>
      </text:list>
      <text:p text:style-name="P27">artikel über eine lockstep-implementierung in unity</text:p>
      <text:p text:style-name="P28"/>
      <text:p text:style-name="P9">Umsetzung von Clinton Brennan</text:p>
      <text:list xml:id="list2016468149118815074" text:style-name="L2">
        <text:list-item>
          <text:p text:style-name="P13">Von 2013 -&gt; ggf veraltet</text:p>
        </text:list-item>
        <text:list-item>
          <text:p text:style-name="P13">Begriffe</text:p>
        </text:list-item>
        <text:list-item>
          <text:p text:style-name="P13">Lockstep-Turn: 200ms</text:p>
        </text:list-item>
        <text:list-item>
          <text:p text:style-name="P13">Game-Turn: 50ms, ein Lockstep-Turn enthält 4 Game-Turns</text:p>
        </text:list-item>
        <text:list-item>
          <text:p text:style-name="P13">Action: Ein zu verarbeitender Input eines Nutzers</text:p>
        </text:list-item>
        <text:list-item>
          <text:p text:style-name="P13">Update-Methode erweitern, so dass sie in einer vorhersehbaren Anzahl aufgerufen wird (wie FixedUpdate nur einstellbar)</text:p>
        </text:list-item>
      </text:list>
      <text:p text:style-name="P27">-&gt; Game-Turn wird in einer vorhersehbaren Anzahl aufgerufen</text:p>
      <text:list xml:id="list4345161248863615496" text:style-name="L3">
        <text:list-item>
          <text:p text:style-name="P14">Bei jedem Vierten Game-Turn wird ein Lockstep-Turn aufgerufen</text:p>
        </text:list-item>
        <text:list-item>
          <text:p text:style-name="P14">Lockstep-Turn:</text:p>
        </text:list-item>
        <text:list-item>
          <text:p text:style-name="P14">alle Aktionen der Clients erhalten?</text:p>
        </text:list-item>
        <text:list-item>
          <text:p text:style-name="P14">Haben alle Clients unsere Aktionen bestätigt?</text:p>
        </text:list-item>
      </text:list>
      <text:p text:style-name="P27">-&gt; Lockstep-Turn synchronisiert die Clients</text:p>
      <text:p text:style-name="P28"/>
      <text:list xml:id="list4841253473606810411" text:style-name="L4">
        <text:list-item>
          <text:p text:style-name="P15">Grundsätzliches Networking:</text:p>
        </text:list-item>
        <text:list-item>
          <text:p text:style-name="P15">benutzt als Server MasterServer von Unity</text:p>
        </text:list-item>
      </text:list>
      <text:p text:style-name="P2"><text:span text:style-name="T1">-&gt; innerhalb von ein paar zeilen eigener server, </text:span><text:span text:style-name="T2">aber </text:span><text:span text:style-name="T1">keine playerverwaltung</text:span></text:p>
      <text:p text:style-name="P9">Benutzung von UDP von Glenn Fiedler</text:p>
      <text:list xml:id="list3848365502791010557" text:style-name="L5">
        <text:list-item>
          <text:p text:style-name="P16">Jeder Client enthält die Controllerstatus aller verbundenen Clients</text:p>
        </text:list-item>
        <text:list-item>
          <text:p text:style-name="P16"><text:soft-page-break/>Controllerstatus wird durchgehend versendet</text:p>
        </text:list-item>
        <text:list-item>
          <text:p text:style-name="P11"><text:span text:style-name="T2">kein </text:span><text:span text:style-name="T1">TCP</text:span></text:p>
        </text:list-item>
        <text:list-item>
          <text:p text:style-name="P16">Zuverlässigkeit bei TCP -&gt; verlorene Pakete müssen erneut gesendet werden</text:p>
        </text:list-item>
        <text:list-item>
          <text:p text:style-name="P16">es muss auf erneutes Senden gewartet werden -&gt; es laggt</text:p>
        </text:list-item>
        <text:list-item>
          <text:p text:style-name="P16">Verwendung von UDP</text:p>
        </text:list-item>
        <text:list-item>
          <text:p text:style-name="P16">redundantes Senden der Inputs von allen Frames (Input-Array)</text:p>
        </text:list-item>
      </text:list>
      <text:p text:style-name="P27">-&gt; verlorene Inputs werden im nächsten Frame mitgeschickt</text:p>
      <text:list xml:id="list6762163062150925290" text:style-name="L6">
        <text:list-item>
          <text:p text:style-name="P17">Empfänger sendet ACK-Nachricht an Sender</text:p>
        </text:list-item>
      </text:list>
      <text:p text:style-name="P27">-&gt; gesendeter Input wird aus Input-Array entfernt</text:p>
      <text:p text:style-name="P27">-&gt; falls ACK zu lange dauert (Input-Array wird zu groß), Verbindung abbrechen</text:p>
      <text:p text:style-name="P9">Lockstep-Implementation von Blackbird Interactive</text:p>
      <text:p text:style-name="P2"><text:a xlink:type="simple" xlink:href="https://www.youtube.com/watch?v=-_0TtPY5LCc&amp;t=560s" text:style-name="Internet_20_link" text:visited-style-name="Visited_20_Internet_20_Link"><text:span text:style-name="T4">https://www.youtube.com/watch?v=-_0TtPY5LCc&amp;t=560s</text:span></text:a></text:p>
      <text:list xml:id="list6044339422429217931" text:style-name="L7">
        <text:list-item>
          <text:p text:style-name="P18">Konzept der funktionalen Aufteilung</text:p>
        </text:list-item>
      </text:list>
      <text:p text:style-name="P27">-&gt; presentation-Ebene: Physik und Unity-Zeug</text:p>
      <text:p text:style-name="P27"><text:tab/>-&gt; simulation-Ebene: Networking und Verbindungen</text:p>
      <text:p text:style-name="P9">1.2 Besonderheiten VR(Im Hinblick auf Networking)</text:p>
      <text:list xml:id="list2387427402139428530" text:style-name="L8">
        <text:list-item>
          <text:p text:style-name="P19">Tracking der Controller -&gt; Position der Controller muss durchgehend übertragen werden</text:p>
        </text:list-item>
        <text:list-item>
          <text:p text:style-name="P19">Framerate wichtig -&gt; alles unter 90 FPS schwierig</text:p>
        </text:list-item>
      </text:list>
      <text:p text:style-name="P9">1.3 Hardware mit ButtonEvents definieren</text:p>
      <text:list xml:id="list1205342890206859644" text:style-name="L9">
        <text:list-item>
          <text:p text:style-name="P20">Hardware: Controller von der Oculus Rift</text:p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"><text:soft-page-break/><draw:frame draw:style-name="fr1" draw:name="1" text:anchor-type="as-char" svg:width="16.351cm" style:rel-width="scale" svg:height="7.435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2"><text:span text:style-name="T1">Referenz siehe: </text:span><text:a xlink:type="simple" xlink:href="https://developer3.oculus.com/doc/1.20-unity/class_o_v_r_input.html" text:style-name="Internet_20_link" text:visited-style-name="Visited_20_Internet_20_Link"><text:span text:style-name="T4">https://developer3.oculus.com/doc/1.20-unity/class_o_v_r_input.html</text:span></text:a></text:p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4">Button</text:p>
          </table:table-cell>
          <table:table-cell table:style-name="Tabelle1.A1" office:value-type="string">
            <text:p text:style-name="P4"><text:s/>Aktion</text:p>
          </table:table-cell>
          <table:table-cell table:style-name="Tabelle1.A1" office:value-type="string">
            <text:p text:style-name="P4"><text:s/>Enum</text:p>
          </table:table-cell>
        </table:table-row>
        <table:table-row>
          <table:table-cell table:style-name="Tabelle1.A1" table:number-rows-spanned="2" office:value-type="string">
            <text:p text:style-name="P5">Button.One (A)</text:p>
            <text:p text:style-name="P7"/>
          </table:table-cell>
          <table:table-cell table:style-name="Tabelle1.A1" office:value-type="string">
            <text:p text:style-name="P5">Button wird gedrückt</text:p>
          </table:table-cell>
          <table:table-cell table:style-name="Tabelle1.C2" office:value-type="float" office:value="0">
            <text:p text:style-name="P5">0</text:p>
          </table:table-cell>
        </table:table-row>
        <table:table-row>
          <table:covered-table-cell/>
          <table:table-cell table:style-name="Tabelle1.A1" office:value-type="string">
            <text:p text:style-name="P5">Button wird berührt</text:p>
          </table:table-cell>
          <table:table-cell table:style-name="Tabelle1.C2" office:value-type="float" office:value="0">
            <text:p text:style-name="P5">0</text:p>
          </table:table-cell>
        </table:table-row>
        <table:table-row>
          <table:table-cell table:style-name="Tabelle1.A1" table:number-rows-spanned="2" office:value-type="string">
            <text:p text:style-name="P5">Button.Two (B)</text:p>
            <text:p text:style-name="P7"/>
          </table:table-cell>
          <table:table-cell table:style-name="Tabelle1.A1" office:value-type="string">
            <text:p text:style-name="P5">Button wird gedrückt</text:p>
          </table:table-cell>
          <table:table-cell table:style-name="Tabelle1.C2" office:value-type="float" office:value="1">
            <text:p text:style-name="P5">1</text:p>
          </table:table-cell>
        </table:table-row>
        <table:table-row>
          <table:covered-table-cell/>
          <table:table-cell table:style-name="Tabelle1.A1" office:value-type="string">
            <text:p text:style-name="P5">Button wird berührt</text:p>
          </table:table-cell>
          <table:table-cell table:style-name="Tabelle1.C2" office:value-type="float" office:value="1">
            <text:p text:style-name="P5">1</text:p>
          </table:table-cell>
        </table:table-row>
        <table:table-row>
          <table:table-cell table:style-name="Tabelle1.A1" table:number-rows-spanned="2" office:value-type="string">
            <text:p text:style-name="P5">Button.Three (X)</text:p>
            <text:p text:style-name="P7"/>
          </table:table-cell>
          <table:table-cell table:style-name="Tabelle1.A1" office:value-type="string">
            <text:p text:style-name="P5">Button wird gedrückt</text:p>
          </table:table-cell>
          <table:table-cell table:style-name="Tabelle1.C2" office:value-type="float" office:value="2">
            <text:p text:style-name="P5">2</text:p>
          </table:table-cell>
        </table:table-row>
        <table:table-row>
          <table:covered-table-cell/>
          <table:table-cell table:style-name="Tabelle1.A1" office:value-type="string">
            <text:p text:style-name="P5">Button wird berührt</text:p>
          </table:table-cell>
          <table:table-cell table:style-name="Tabelle1.C2" office:value-type="float" office:value="2">
            <text:p text:style-name="P5">2</text:p>
          </table:table-cell>
        </table:table-row>
        <table:table-row>
          <table:table-cell table:style-name="Tabelle1.A1" table:number-rows-spanned="2" office:value-type="string">
            <text:p text:style-name="P5">Button.Four (Y)</text:p>
            <text:p text:style-name="P7"/>
          </table:table-cell>
          <table:table-cell table:style-name="Tabelle1.A1" office:value-type="string">
            <text:p text:style-name="P5">Button wird gedrückt</text:p>
          </table:table-cell>
          <table:table-cell table:style-name="Tabelle1.C2" office:value-type="float" office:value="3">
            <text:p text:style-name="P5">3</text:p>
          </table:table-cell>
        </table:table-row>
        <table:table-row>
          <table:covered-table-cell/>
          <table:table-cell table:style-name="Tabelle1.A1" office:value-type="string">
            <text:p text:style-name="P5">Button wird berührt</text:p>
          </table:table-cell>
          <table:table-cell table:style-name="Tabelle1.C2" office:value-type="float" office:value="3">
            <text:p text:style-name="P5">3</text:p>
          </table:table-cell>
        </table:table-row>
        <table:table-row>
          <table:table-cell table:style-name="Tabelle1.A1" table:number-rows-spanned="2" office:value-type="string">
            <text:p text:style-name="P5">Button.PrimaryIndexTrigger</text:p>
            <text:p text:style-name="P7"/>
          </table:table-cell>
          <table:table-cell table:style-name="Tabelle1.A1" office:value-type="string">
            <text:p text:style-name="P5">Button wird gedrückt</text:p>
          </table:table-cell>
          <table:table-cell table:style-name="Tabelle1.C2" office:value-type="float" office:value="4">
            <text:p text:style-name="P5">4</text:p>
          </table:table-cell>
        </table:table-row>
        <table:table-row>
          <table:covered-table-cell/>
          <table:table-cell table:style-name="Tabelle1.A1" office:value-type="string">
            <text:p text:style-name="P5">Button wird berührt</text:p>
          </table:table-cell>
          <table:table-cell table:style-name="Tabelle1.C2" office:value-type="float" office:value="4">
            <text:p text:style-name="P5">4</text:p>
          </table:table-cell>
        </table:table-row>
        <table:table-row>
          <table:table-cell table:style-name="Tabelle1.A1" table:number-rows-spanned="2" office:value-type="string">
            <text:p text:style-name="P5">Button.PrimaryHandTrigger</text:p>
            <text:p text:style-name="P7"/>
          </table:table-cell>
          <table:table-cell table:style-name="Tabelle1.A1" office:value-type="string">
            <text:p text:style-name="P5">Button wird gedrückt</text:p>
          </table:table-cell>
          <table:table-cell table:style-name="Tabelle1.C2" office:value-type="float" office:value="5">
            <text:p text:style-name="P5">5</text:p>
          </table:table-cell>
        </table:table-row>
        <table:table-row>
          <table:covered-table-cell/>
          <table:table-cell table:style-name="Tabelle1.A1" office:value-type="string">
            <text:p text:style-name="P5">Button wird berührt</text:p>
          </table:table-cell>
          <table:table-cell table:style-name="Tabelle1.C2" office:value-type="float" office:value="5">
            <text:p text:style-name="P5">5</text:p>
          </table:table-cell>
        </table:table-row>
        <table:table-row>
          <table:table-cell table:style-name="Tabelle1.A1" table:number-rows-spanned="2" office:value-type="string">
            <text:p text:style-name="P5">Button.PrimaryThumbstick</text:p>
            <text:p text:style-name="P7"/>
          </table:table-cell>
          <table:table-cell table:style-name="Tabelle1.A1" office:value-type="string">
            <text:p text:style-name="P5">Button wird gedrückt</text:p>
          </table:table-cell>
          <table:table-cell table:style-name="Tabelle1.C2" office:value-type="float" office:value="6">
            <text:p text:style-name="P5">6</text:p>
          </table:table-cell>
        </table:table-row>
        <table:table-row>
          <table:covered-table-cell/>
          <table:table-cell table:style-name="Tabelle1.A1" office:value-type="string">
            <text:p text:style-name="P5">Button wird berührt</text:p>
          </table:table-cell>
          <table:table-cell table:style-name="Tabelle1.C2" office:value-type="float" office:value="6">
            <text:p text:style-name="P5">6</text:p>
          </table:table-cell>
        </table:table-row>
        <table:table-row>
          <table:table-cell table:style-name="Tabelle1.A1" table:number-rows-spanned="2" office:value-type="string">
            <text:p text:style-name="P5">Button.SecondaryIndexTrigger</text:p>
          </table:table-cell>
          <table:table-cell table:style-name="Tabelle1.A1" office:value-type="string">
            <text:p text:style-name="P5">Button wird gedrückt</text:p>
          </table:table-cell>
          <table:table-cell table:style-name="Tabelle1.C2" office:value-type="float" office:value="7">
            <text:p text:style-name="P5">7</text:p>
          </table:table-cell>
        </table:table-row>
        <table:table-row>
          <table:covered-table-cell/>
          <table:table-cell table:style-name="Tabelle1.A1" office:value-type="string">
            <text:p text:style-name="P5">Button wird berührt</text:p>
          </table:table-cell>
          <table:table-cell table:style-name="Tabelle1.C2" office:value-type="float" office:value="7">
            <text:p text:style-name="P5">7</text:p>
          </table:table-cell>
        </table:table-row>
        <table:table-row>
          <table:table-cell table:style-name="Tabelle1.A1" table:number-rows-spanned="2" office:value-type="string">
            <text:p text:style-name="P5">Button.SecondaryHandTrigger</text:p>
            <text:p text:style-name="P7"/>
          </table:table-cell>
          <table:table-cell table:style-name="Tabelle1.A1" office:value-type="string">
            <text:p text:style-name="P5">Button wird gedrückt</text:p>
          </table:table-cell>
          <table:table-cell table:style-name="Tabelle1.C2" office:value-type="float" office:value="8">
            <text:p text:style-name="P5">8</text:p>
          </table:table-cell>
        </table:table-row>
        <table:table-row>
          <table:covered-table-cell/>
          <table:table-cell table:style-name="Tabelle1.A1" office:value-type="string">
            <text:p text:style-name="P5">Button wird berührt</text:p>
          </table:table-cell>
          <table:table-cell table:style-name="Tabelle1.C2" office:value-type="float" office:value="8">
            <text:p text:style-name="P5">8</text:p>
          </table:table-cell>
        </table:table-row>
        <table:table-row>
          <table:table-cell table:style-name="Tabelle1.A1" table:number-rows-spanned="2" office:value-type="string">
            <text:p text:style-name="P5">Button.SecondaryThumbstick</text:p>
            <text:p text:style-name="P7"/>
          </table:table-cell>
          <table:table-cell table:style-name="Tabelle1.A1" office:value-type="string">
            <text:p text:style-name="P5">Button wird gedrückt</text:p>
          </table:table-cell>
          <table:table-cell table:style-name="Tabelle1.C2" office:value-type="float" office:value="9">
            <text:p text:style-name="P5">9</text:p>
          </table:table-cell>
        </table:table-row>
        <table:table-row>
          <table:covered-table-cell/>
          <table:table-cell table:style-name="Tabelle1.A1" office:value-type="string">
            <text:p text:style-name="P5">Button wird berührt</text:p>
          </table:table-cell>
          <table:table-cell table:style-name="Tabelle1.C2" office:value-type="float" office:value="9">
            <text:p text:style-name="P5">9</text:p>
          </table:table-cell>
        </table:table-row>
      </table:table>
      <text:p text:style-name="P7"/>
      <text:list xml:id="list1943632694949884968" text:style-name="L10">
        <text:list-item>
          <text:p text:style-name="P24">Durchgehende Position der beiden Thumbsticks mit jeweils einem Vector2-Element</text:p>
        </text:list-item>
      </text:list>
      <text:p text:style-name="P5">-&gt; 2 Float-Werte zwischen -1.0 und 1.0</text:p>
      <text:list xml:id="list5467231897261846405" text:style-name="L11">
        <text:list-item>
          <text:p text:style-name="P25">float in C# hat 32BIt, davon 23 für Mantisse(Nachkommastellen) und 1 Bit für Vorzeichen</text:p>
        </text:list-item>
        <text:list-item>
          <text:p text:style-name="P23"><text:a xlink:type="simple" xlink:href="https://msdn.microsoft.com/de-de/library/hd7199ke.aspx" text:style-name="Internet_20_link" text:visited-style-name="Visited_20_Internet_20_Link"><text:span text:style-name="T4">https://msdn.microsoft.com/de-de/library/hd7199ke.aspx</text:span></text:a></text:p>
        </text:list-item>
      </text:list>
      <text:p text:style-name="P5">-&gt; neuen Float anlegen mit 24Bit da Exponent nicht gebraucht wird</text:p>
      <text:p text:style-name="P7"/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P4">Button</text:p>
          </table:table-cell>
          <table:table-cell table:style-name="Tabelle2.A1" office:value-type="string">
            <text:p text:style-name="P4"><text:s/>Aktion</text:p>
          </table:table-cell>
          <table:table-cell table:style-name="Tabelle2.A1" office:value-type="string">
            <text:p text:style-name="P4"><text:s/>Bit</text:p>
          </table:table-cell>
        </table:table-row>
        <table:table-row>
          <table:table-cell table:style-name="Tabelle2.A1" table:number-rows-spanned="2" office:value-type="string">
            <text:p text:style-name="P5">Axis2D.PrimaryThumbstick</text:p>
            <text:p text:style-name="P7"/>
          </table:table-cell>
          <table:table-cell table:style-name="Tabelle2.A1" office:value-type="string">
            <text:p text:style-name="P5">Direction X</text:p>
          </table:table-cell>
          <table:table-cell table:style-name="Tabelle2.A1" office:value-type="string">
            <text:p text:style-name="P5">Float(32Bit) -&gt;21 - 52</text:p>
          </table:table-cell>
        </table:table-row>
        <table:table-row>
          <table:covered-table-cell/>
          <table:table-cell table:style-name="Tabelle2.A1" office:value-type="string">
            <text:p text:style-name="P5">Direction Y</text:p>
          </table:table-cell>
          <table:table-cell table:style-name="Tabelle2.A1" office:value-type="string">
            <text:p text:style-name="P5">Float(32Bit) -&gt;53 - 84</text:p>
          </table:table-cell>
        </table:table-row>
        <table:table-row>
          <table:table-cell table:style-name="Tabelle2.A1" table:number-rows-spanned="2" office:value-type="string">
            <text:p text:style-name="P5">Axis2D.SecondaryThumbstick</text:p>
          </table:table-cell>
          <table:table-cell table:style-name="Tabelle2.A1" office:value-type="string">
            <text:p text:style-name="P5">Direction X</text:p>
          </table:table-cell>
          <table:table-cell table:style-name="Tabelle2.A1" office:value-type="string">
            <text:p text:style-name="P5">Float(32Bit) -&gt;85 - 116</text:p>
          </table:table-cell>
        </table:table-row>
        <table:table-row>
          <table:covered-table-cell/>
          <table:table-cell table:style-name="Tabelle2.A1" office:value-type="string">
            <text:p text:style-name="P5">Direction Y</text:p>
          </table:table-cell>
          <table:table-cell table:style-name="Tabelle2.A1" office:value-type="string">
            <text:p text:style-name="P5">Float(32Bit) -&gt;117 - 148</text:p>
          </table:table-cell>
        </table:table-row>
        <table:table-row>
          <table:table-cell table:style-name="Tabelle2.A1" table:number-rows-spanned="2" office:value-type="string">
            <text:p text:style-name="P8">Axis2D.PrimaryThumbstick</text:p>
            <text:p text:style-name="P8">(ALTERNATIVE)</text:p>
          </table:table-cell>
          <table:table-cell table:style-name="Tabelle2.A1" office:value-type="string">
            <text:p text:style-name="P8">Direction X</text:p>
          </table:table-cell>
          <table:table-cell table:style-name="Tabelle2.A1" office:value-type="string">
            <text:p text:style-name="P8">Float(24Bit) -&gt;21 - 44</text:p>
          </table:table-cell>
        </table:table-row>
        <table:table-row>
          <table:covered-table-cell/>
          <table:table-cell table:style-name="Tabelle2.A1" office:value-type="string">
            <text:p text:style-name="P8">Direction Y</text:p>
          </table:table-cell>
          <table:table-cell table:style-name="Tabelle2.A1" office:value-type="string">
            <text:p text:style-name="P8">Float(24Bit) -&gt;45 - 68</text:p>
          </table:table-cell>
        </table:table-row>
        <text:soft-page-break/>
        <table:table-row>
          <table:table-cell table:style-name="Tabelle2.A1" table:number-rows-spanned="2" office:value-type="string">
            <text:p text:style-name="P8">Axis2D.SecondaryThumbstick</text:p>
            <text:p text:style-name="P8">(ALTERNATIVE)</text:p>
          </table:table-cell>
          <table:table-cell table:style-name="Tabelle2.A1" office:value-type="string">
            <text:p text:style-name="P8">Direction X</text:p>
          </table:table-cell>
          <table:table-cell table:style-name="Tabelle2.A1" office:value-type="string">
            <text:p text:style-name="P8">Float(24Bit) -&gt;69 - 92</text:p>
          </table:table-cell>
        </table:table-row>
        <table:table-row>
          <table:covered-table-cell/>
          <table:table-cell table:style-name="Tabelle2.A1" office:value-type="string">
            <text:p text:style-name="P8">Direction Y</text:p>
          </table:table-cell>
          <table:table-cell table:style-name="Tabelle2.A1" office:value-type="string">
            <text:p text:style-name="P1"><text:span text:style-name="T5">Float(24Bit) -&gt;93 </text:span><text:span text:style-name="T5">–</text:span><text:span text:style-name="T5"> 116 (-32)</text:span></text:p>
          </table:table-cell>
        </table:table-row>
      </table:table>
      <text:p text:style-name="P7"/>
      <text:p text:style-name="P5">Gesamt: 148 Bit -&gt; <text:s/>19 Byte</text:p>
      <text:p text:style-name="P5">-Update Position der Controller und des HMD: 3 Float pro Device -&gt; 36 Byte</text:p>
      <text:p text:style-name="P5">-Update Rotation der Controller und des HMD: 3 Floats pro Device -&gt; 36 Byte</text:p>
      <text:p text:style-name="P5"><text:tab/>-&gt; notwendige Werte</text:p>
      <text:list xml:id="list1072068638191365987" text:style-name="L12">
        <text:list-item>
          <text:p text:style-name="P26">volläufig nur Schicken der Rotationen und Transformationen der Devices, um den Problembereich einzugrenzen</text:p>
        </text:list-item>
      </text:list>
      <text:p text:style-name="P9">1.4 Kommunikation festlegen</text:p>
      <text:p text:style-name="P2"><text:span text:style-name="T1">Nach Tutorial: </text:span><text:a xlink:type="simple" xlink:href="https://www.youtube.com/watch?v=qGkkaNkq8co" text:style-name="Internet_20_link" text:visited-style-name="Visited_20_Internet_20_Link"><text:span text:style-name="T4">https://www.youtube.com/watch?v=qGkkaNkq8co</text:span></text:a></text:p>
      <text:list xml:id="list486316340084566025" text:style-name="L13">
        <text:list-item>
          <text:p text:style-name="P21">Kein Benutzen der HLAPI, sondern NetworkTransport-Komponenten</text:p>
        </text:list-item>
      </text:list>
      <text:p text:style-name="P27">-&gt; Vorteil mehr Kontrolle über Kommunikation</text:p>
      <text:list xml:id="list8647116837338902859" text:style-name="L14">
        <text:list-item>
          <text:p text:style-name="P22">Client-Server-Modell</text:p>
        </text:list-item>
        <text:list-item>
          <text:p text:style-name="P22">senderId = connectionId;</text:p>
        </text:list-item>
        <text:list-item>
          <text:p text:style-name="P22">Message-Arten:</text:p>
        </text:list-item>
      </text:list>
      <text:p text:style-name="P28"/>
      <text:p text:style-name="P28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4">id=type</text:p>
          </table:table-cell>
          <table:table-cell table:style-name="Tabelle3.A1" office:value-type="string">
            <text:p text:style-name="P4">Bezeichnung</text:p>
          </table:table-cell>
          <table:table-cell table:style-name="Tabelle3.A1" office:value-type="string">
            <text:p text:style-name="P4">Elemente</text:p>
          </table:table-cell>
          <table:table-cell table:style-name="Tabelle3.A1" office:value-type="string">
            <text:p text:style-name="P4">Aufgabe</text:p>
          </table:table-cell>
        </table:table-row>
        <table:table-row>
          <table:table-cell table:style-name="Tabelle3.A1" table:number-rows-spanned="3" office:value-type="string">
            <text:p text:style-name="P5">2 C</text:p>
            <text:p text:style-name="P7"/>
            <text:p text:style-name="P7"/>
            <text:p text:style-name="P7"/>
          </table:table-cell>
          <table:table-cell table:style-name="Tabelle3.A1" table:number-rows-spanned="3" office:value-type="string">
            <text:p text:style-name="P5">SERVER &gt;&gt;CLIENT</text:p>
            <text:p text:style-name="P5">ASKNAME</text:p>
          </table:table-cell>
          <table:table-cell table:style-name="Tabelle3.A1" office:value-type="string">
            <text:p text:style-name="P5">Type:int=2</text:p>
          </table:table-cell>
          <table:table-cell table:style-name="Tabelle3.A1" table:number-rows-spanned="3" office:value-type="string">
            <text:p text:style-name="P5">Nach Connect, Anfrage welcher Name der verbundene <text:s/>Client hat</text:p>
          </table:table-cell>
        </table:table-row>
        <table:table-row>
          <table:covered-table-cell/>
          <table:covered-table-cell/>
          <table:table-cell table:style-name="Tabelle3.A1" office:value-type="string">
            <text:p text:style-name="P5">(SenderId:int)</text:p>
          </table:table-cell>
          <table:covered-table-cell/>
        </table:table-row>
        <table:table-row>
          <table:covered-table-cell/>
          <table:covered-table-cell/>
          <table:table-cell table:style-name="Tabelle3.A1" office:value-type="string">
            <text:p text:style-name="P5">OtherClients: String[]</text:p>
          </table:table-cell>
          <table:covered-table-cell/>
        </table:table-row>
        <table:table-row>
          <table:table-cell table:style-name="Tabelle3.A1" table:number-rows-spanned="3" office:value-type="string">
            <text:p text:style-name="P5">2 S</text:p>
            <text:p text:style-name="P7"/>
            <text:p text:style-name="P7"/>
          </table:table-cell>
          <table:table-cell table:style-name="Tabelle3.A1" table:number-rows-spanned="3" office:value-type="string">
            <text:p text:style-name="P5">CLIENT &gt;&gt;SERVER</text:p>
            <text:p text:style-name="P5">NAMERESPONSE</text:p>
          </table:table-cell>
          <table:table-cell table:style-name="Tabelle3.A1" office:value-type="string">
            <text:p text:style-name="P5">Type:int=2</text:p>
          </table:table-cell>
          <table:table-cell table:style-name="Tabelle3.A1" table:number-rows-spanned="3" office:value-type="string">
            <text:p text:style-name="P5">Nach erhaltener Namensanfrage, Response mit Namen des Clients</text:p>
          </table:table-cell>
        </table:table-row>
        <table:table-row>
          <table:covered-table-cell/>
          <table:covered-table-cell/>
          <table:table-cell table:style-name="Tabelle3.A1" office:value-type="string">
            <text:p text:style-name="P5">(SenderId:int)</text:p>
          </table:table-cell>
          <table:covered-table-cell/>
        </table:table-row>
        <table:table-row>
          <table:covered-table-cell/>
          <table:covered-table-cell/>
          <table:table-cell table:style-name="Tabelle3.A1" office:value-type="string">
            <text:p text:style-name="P5">Name:String</text:p>
          </table:table-cell>
          <table:covered-table-cell/>
        </table:table-row>
        <table:table-row>
          <table:table-cell table:style-name="Tabelle3.A1" table:number-rows-spanned="3" office:value-type="string">
            <text:p text:style-name="P5">3 C</text:p>
          </table:table-cell>
          <table:table-cell table:style-name="Tabelle3.A1" table:number-rows-spanned="3" office:value-type="string">
            <text:p text:style-name="P5">SERVER &gt;&gt;ALL CLIENTS</text:p>
            <text:p text:style-name="P5">NEWCLIENT</text:p>
          </table:table-cell>
          <table:table-cell table:style-name="Tabelle3.A1" office:value-type="string">
            <text:p text:style-name="P5">Type:int=3</text:p>
          </table:table-cell>
          <table:table-cell table:style-name="Tabelle3.A1" table:number-rows-spanned="3" office:value-type="string">
            <text:p text:style-name="P5">Server verteilt den neuen Client an alle schon bestehenden Clients</text:p>
          </table:table-cell>
        </table:table-row>
        <table:table-row>
          <table:covered-table-cell/>
          <table:covered-table-cell/>
          <table:table-cell table:style-name="Tabelle3.A1" office:value-type="string">
            <text:p text:style-name="P5">(SenderId:int)</text:p>
          </table:table-cell>
          <table:covered-table-cell/>
        </table:table-row>
        <table:table-row>
          <table:covered-table-cell/>
          <table:covered-table-cell/>
          <table:table-cell table:style-name="Tabelle3.A1" office:value-type="string">
            <text:p text:style-name="P5">Name:String</text:p>
          </table:table-cell>
          <table:covered-table-cell/>
        </table:table-row>
        <table:table-row>
          <table:table-cell table:style-name="Tabelle3.A1" table:number-rows-spanned="3" office:value-type="string">
            <text:p text:style-name="P5">4 C</text:p>
          </table:table-cell>
          <table:table-cell table:style-name="Tabelle3.A1" table:number-rows-spanned="3" office:value-type="string">
            <text:p text:style-name="P5">SERVER &gt;&gt;ALL CLIENTS</text:p>
            <text:p text:style-name="P5">DISCONNECT</text:p>
          </table:table-cell>
          <table:table-cell table:style-name="Tabelle3.A1" office:value-type="string">
            <text:p text:style-name="P5">Type:int=4</text:p>
          </table:table-cell>
          <table:table-cell table:style-name="Tabelle3.A1" table:number-rows-spanned="3" office:value-type="string">
            <text:p text:style-name="P5">Server verteilt die Information eines Disconnects an alle Clients</text:p>
            <text:p text:style-name="P7"/>
          </table:table-cell>
        </table:table-row>
        <table:table-row>
          <table:covered-table-cell/>
          <table:covered-table-cell/>
          <table:table-cell table:style-name="Tabelle3.A1" office:value-type="string">
            <text:p text:style-name="P5">(SenderId:int)</text:p>
          </table:table-cell>
          <table:covered-table-cell/>
        </table:table-row>
        <table:table-row>
          <table:covered-table-cell/>
          <table:covered-table-cell/>
          <table:table-cell table:style-name="Tabelle3.A1" office:value-type="string">
            <text:p text:style-name="P5">Name:String</text:p>
          </table:table-cell>
          <table:covered-table-cell/>
        </table:table-row>
        <table:table-row table:style-name="Tabelle3.14">
          <table:table-cell table:style-name="Tabelle3.A1" table:number-rows-spanned="3" office:value-type="string">
            <text:p text:style-name="P5">1 C</text:p>
          </table:table-cell>
          <table:table-cell table:style-name="Tabelle3.A1" table:number-rows-spanned="3" office:value-type="string">
            <text:p text:style-name="P5">SERVER &gt;&gt;ALL CLIENT</text:p>
            <text:p text:style-name="P5">DATA</text:p>
          </table:table-cell>
          <table:table-cell table:style-name="Tabelle3.A1" office:value-type="string">
            <text:p text:style-name="P5">Type:int=1</text:p>
          </table:table-cell>
          <table:table-cell table:style-name="Tabelle3.A1" table:number-rows-spanned="3" office:value-type="string">
            <text:p text:style-name="P5">Sende den Inputframe eines verbundenen Clients</text:p>
          </table:table-cell>
        </table:table-row>
        <table:table-row table:style-name="Tabelle3.14">
          <table:covered-table-cell/>
          <table:covered-table-cell/>
          <table:table-cell table:style-name="Tabelle3.A1" office:value-type="string">
            <text:p text:style-name="P5">(SenderId: int)</text:p>
          </table:table-cell>
          <table:covered-table-cell/>
        </table:table-row>
        <table:table-row table:style-name="Tabelle3.14">
          <table:covered-table-cell/>
          <table:covered-table-cell/>
          <table:table-cell table:style-name="Tabelle3.A1" office:value-type="string">
            <text:p text:style-name="P5">Input: in</text:p>
          </table:table-cell>
          <table:covered-table-cell/>
        </table:table-row>
        <table:table-row table:style-name="Tabelle3.14">
          <table:table-cell table:style-name="Tabelle3.A1" table:number-rows-spanned="3" office:value-type="string">
            <text:p text:style-name="P5">1S</text:p>
          </table:table-cell>
          <table:table-cell table:style-name="Tabelle3.A1" table:number-rows-spanned="3" office:value-type="string">
            <text:p text:style-name="P5">CLIENT &gt;&gt;SERVER</text:p>
            <text:p text:style-name="P5">DATA</text:p>
          </table:table-cell>
          <table:table-cell table:style-name="Tabelle3.A1" office:value-type="string">
            <text:p text:style-name="P5">Type:int=1</text:p>
          </table:table-cell>
          <table:table-cell table:style-name="Tabelle3.A1" table:number-rows-spanned="3" office:value-type="string">
            <text:p text:style-name="P5">Sende den aktuellen Inputframe des sendenden Clients</text:p>
          </table:table-cell>
        </table:table-row>
        <table:table-row table:style-name="Tabelle3.14">
          <table:covered-table-cell/>
          <table:covered-table-cell/>
          <table:table-cell table:style-name="Tabelle3.A1" office:value-type="string">
            <text:p text:style-name="P5">(SenderId: int)</text:p>
          </table:table-cell>
          <table:covered-table-cell/>
        </table:table-row>
        <table:table-row table:style-name="Tabelle3.14">
          <table:covered-table-cell/>
          <table:covered-table-cell/>
          <table:table-cell table:style-name="Tabelle3.A1" office:value-type="string">
            <text:p text:style-name="P5">Input: out</text:p>
          </table:table-cell>
          <table:covered-table-cell/>
        </table:table-row>
        <table:table-row table:style-name="Tabelle3.14">
          <table:table-cell table:style-name="Tabelle3.A1" table:number-rows-spanned="3" office:value-type="string">
            <text:p text:style-name="P5">3S</text:p>
          </table:table-cell>
          <table:table-cell table:style-name="Tabelle3.A1" table:number-rows-spanned="3" office:value-type="string">
            <text:p text:style-name="P5">CLIENT &gt;&gt;SERVER</text:p>
            <text:p text:style-name="P5">ASKGAMESTART</text:p>
          </table:table-cell>
          <table:table-cell table:style-name="Tabelle3.A1" office:value-type="string">
            <text:p text:style-name="P5">Type: int=3</text:p>
          </table:table-cell>
          <table:table-cell table:style-name="Tabelle3.A1" table:number-rows-spanned="3" office:value-type="string">
            <text:p text:style-name="P5">Erfrage den Server nach Spielstart</text:p>
          </table:table-cell>
        </table:table-row>
        <table:table-row table:style-name="Tabelle3.14">
          <table:covered-table-cell/>
          <table:covered-table-cell/>
          <table:table-cell table:style-name="Tabelle3.A1" office:value-type="string">
            <text:p text:style-name="P5">(SenderId: int)</text:p>
          </table:table-cell>
          <table:covered-table-cell/>
        </table:table-row>
        <table:table-row table:style-name="Tabelle3.14">
          <table:covered-table-cell/>
          <table:covered-table-cell/>
          <table:table-cell table:style-name="Tabelle3.A1" office:value-type="string">
            <text:p text:style-name="P7"/>
          </table:table-cell>
          <table:covered-table-cell/>
        </table:table-row>
        <table:table-row table:style-name="Tabelle3.14">
          <table:table-cell table:style-name="Tabelle3.A1" table:number-rows-spanned="3" office:value-type="string">
            <text:p text:style-name="P5">5C</text:p>
          </table:table-cell>
          <table:table-cell table:style-name="Tabelle3.A1" table:number-rows-spanned="3" office:value-type="string">
            <text:p text:style-name="P5">SERVER &gt;&gt;ALL CLIENTS</text:p>
            <text:p text:style-name="P5">GAMESTART</text:p>
          </table:table-cell>
          <table:table-cell table:style-name="Tabelle3.A1" office:value-type="string">
            <text:p text:style-name="P5">Type: int=5</text:p>
          </table:table-cell>
          <table:table-cell table:style-name="Tabelle3.A1" table:number-rows-spanned="3" office:value-type="string">
            <text:p text:style-name="P5">Sende Spielstart mit aktuellen Game-Turn an alle verbundenen Clients</text:p>
          </table:table-cell>
        </table:table-row>
        <table:table-row table:style-name="Tabelle3.24">
          <table:covered-table-cell/>
          <table:covered-table-cell/>
          <table:table-cell table:style-name="Tabelle3.A1" office:value-type="string">
            <text:p text:style-name="P5">(SenderId: int)</text:p>
          </table:table-cell>
          <table:covered-table-cell/>
        </table:table-row>
        <table:table-row table:style-name="Tabelle3.24">
          <table:covered-table-cell/>
          <table:covered-table-cell/>
          <table:table-cell table:style-name="Tabelle3.A1" office:value-type="string">
            <text:p text:style-name="P5">Int: GameTurn</text:p>
          </table:table-cell>
          <table:covered-table-cell/>
        </table:table-row>
        <table:table-row table:style-name="Tabelle3.14">
          <table:table-cell table:style-name="Tabelle3.A1" table:number-rows-spanned="3" office:value-type="string">
            <text:p text:style-name="P7"/>
          </table:table-cell>
          <table:table-cell table:style-name="Tabelle3.A1" table:number-rows-spanned="3" office:value-type="string">
            <text:p text:style-name="P7"/>
          </table:table-cell>
          <table:table-cell table:style-name="Tabelle3.A1" office:value-type="string">
            <text:p text:style-name="P7"/>
          </table:table-cell>
          <table:table-cell table:style-name="Tabelle3.A1" table:number-rows-spanned="3" office:value-type="string">
            <text:p text:style-name="P7"/>
          </table:table-cell>
        </table:table-row>
        <table:table-row table:style-name="Tabelle3.14">
          <table:covered-table-cell/>
          <table:covered-table-cell/>
          <table:table-cell table:style-name="Tabelle3.A1" office:value-type="string">
            <text:p text:style-name="P7"/>
          </table:table-cell>
          <table:covered-table-cell/>
        </table:table-row>
        <table:table-row table:style-name="Tabelle3.14">
          <table:covered-table-cell/>
          <table:covered-table-cell/>
          <table:table-cell table:style-name="Tabelle3.A1" office:value-type="string">
            <text:p text:style-name="P7"/>
          </table:table-cell>
          <table:covered-table-cell/>
        </table:table-row>
      </table:table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Arial" svg:font-family="Arial"/>
    <style:font-face style:name="Calibri1" svg:font-family="Calibri"/>
    <style:font-face style:name="Symbol" svg:font-family="Symbol"/>
    <style:font-face style:name="Times New Roman" svg:font-family="'Times New Roman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02-14T00:21:06.12</dc:date>
    <meta:editing-duration>PT6H52M11S</meta:editing-duration>
    <meta:editing-cycles>2</meta:editing-cycles>
    <meta:generator>OpenOffice/4.1.5$Win32 OpenOffice.org_project/415m1$Build-9789</meta:generator>
    <meta:document-statistic meta:table-count="3" meta:image-count="0" meta:object-count="1" meta:page-count="5" meta:paragraph-count="206" meta:word-count="735" meta:character-count="5287"/>
  </office:meta>
</office:document-meta>
</file>